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VersionList.xml"/>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729in" style:rel-column-width="6368*"/>
    </style:style>
    <style:style style:name="Table1.B" style:family="table-column">
      <style:table-column-properties style:column-width="2.6799in" style:rel-column-width="25360*"/>
    </style:style>
    <style:style style:name="Table1.C" style:family="table-column">
      <style:table-column-properties style:column-width="1.1104in" style:rel-column-width="10508*"/>
    </style:style>
    <style:style style:name="Table1.D" style:family="table-column">
      <style:table-column-properties style:column-width="1.0771in" style:rel-column-width="10193*"/>
    </style:style>
    <style:style style:name="Table1.E" style:family="table-column">
      <style:table-column-properties style:column-width="1.3847in" style:rel-column-width="13106*"/>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2" style:family="table">
      <style:table-properties style:width="5.5257in" table:align="left"/>
    </style:style>
    <style:style style:name="Table2.A" style:family="table-column">
      <style:table-column-properties style:column-width="2.4486in"/>
    </style:style>
    <style:style style:name="Table2.B" style:family="table-column">
      <style:table-column-properties style:column-width="3.0771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9"/>
    <style:style style:name="P9" style:family="paragraph">
      <style:paragraph-properties fo:margin-left="0in" fo:margin-right="0in" fo:margin-top="0in" fo:margin-bottom="0in" fo:line-height="100%" fo:text-align="center" fo:text-indent="0in"/>
    </style:style>
    <style:style style:name="P1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93in" fo:padding-bottom="0.0693in" fo:padding-left="0.1189in" fo:padding-right="0.1189in" draw:shadow="hidden" draw:shadow-offset-x="0.1181in" draw:shadow-offset-y="0.1181in" draw:shadow-color="#808080" style:run-through="foreground"/>
    </style:style>
    <style:style style:name="gr5" style:family="graphic">
      <style:graphic-properties draw:stroke="solid" svg:stroke-width="0.0402in" svg:stroke-color="#000000" draw:marker-start="" draw:marker-start-width="0.1799in" draw:marker-start-center="false" draw:marker-end="" draw:marker-end-width="0.1799in" draw:marker-end-center="false" draw:fill="solid" draw:fill-color="#99ccff" draw:textarea-horizontal-align="center" draw:textarea-vertical-align="middle" fo:padding-top="0.0689in" fo:padding-bottom="0.0689in" fo:padding-left="0.1181in" fo:padding-right="0.1181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33cc66"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99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fo:wrap-option="no-wrap"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sting Plan</text:h>
      <text:p text:style-name="Standard"/>
      <text:p text:style-name="Standard">Test plan includes testing of three sections:</text:p>
      <text:p text:style-name="Standard"/>
      <text:list xml:id="list1537617466" text:style-name="L1">
        <text:list-item>
          <text:p text:style-name="P1">Test of the switch/contoller API</text:p>
        </text:list-item>
        <text:list-item>
          <text:p text:style-name="P1">Test of the NDDI(?) under no errors.</text:p>
          <text:list>
            <text:list-item>
              <text:p text:style-name="P1">Back-end</text:p>
            </text:list-item>
            <text:list-item>
              <text:p text:style-name="P1">Front-end</text:p>
            </text:list-item>
          </text:list>
        </text:list-item>
        <text:list-item>
          <text:p text:style-name="P1">Test of Failure handling</text:p>
          <text:list>
            <text:list-item>
              <text:p text:style-name="P1">controller failure</text:p>
            </text:list-item>
            <text:list-item>
              <text:p text:style-name="P1">app failure (HA)</text:p>
            </text:list-item>
            <text:list-item>
              <text:p text:style-name="P1">network failure (backup path).</text:p>
            </text:list-item>
          </text:list>
        </text:list-item>
      </text:list>
      <text:p text:style-name="Standard"/>
      <text:p text:style-name="Standard"/>
      <text:h text:style-name="Heading_20_4" text:outline-level="4">Test of the switch/controller API</text:h>
      <text:p text:style-name="Standard">Tests to be done:</text:p>
      <text:p text:style-name="Standard"/>
      <text:list xml:id="list1264888522" text:style-name="L2">
        <text:list-item>
          <text:p text:style-name="P2">OpenFlow synchronous messages</text:p>
          <text:list>
            <text:list-item>
              <text:p text:style-name="P2">Do they propagate?</text:p>
            </text:list-item>
            <text:list-item>
              <text:p text:style-name="P2">Do the propagate in time (latency &lt; 50ms).</text:p>
            </text:list-item>
            <text:list-item>
              <text:p text:style-name="P2">Can it handle error conditions gracefully</text:p>
            </text:list-item>
            <text:list-item>
              <text:p text:style-name="P2">Error reporting is sane</text:p>
            </text:list-item>
          </text:list>
        </text:list-item>
        <text:list-item>
          <text:p text:style-name="P2">OpenFlow asynchronous messages</text:p>
          <text:list>
            <text:list-item>
              <text:p text:style-name="P2">Do they propagate?</text:p>
            </text:list-item>
            <text:list-item>
              <text:p text:style-name="P2">Do they propagate in time?</text:p>
            </text:list-item>
            <text:list-item>
              <text:p text:style-name="P2">What are the performance limits on this processing.</text:p>
            </text:list-item>
          </text:list>
        </text:list-item>
        <text:list-item>
          <text:p text:style-name="P2">OpenFlow table consultation (including caching if applicable)</text:p>
        </text:list-item>
        <text:list-item>
          <text:p text:style-name="P2">Setting up QoS settings</text:p>
          <text:list>
            <text:list-item>
              <text:p text:style-name="P2">Can you access the CLI of the switches via the api?</text:p>
            </text:list-item>
            <text:list-item>
              <text:p text:style-name="P2">Can you transform the QoS non-openflow settings into a same API? </text:p>
            </text:list-item>
          </text:list>
        </text:list-item>
        <text:list-item>
          <text:p text:style-name="P2">Support of plurality of connections</text:p>
          <text:list>
            <text:list-item>
              <text:p text:style-name="P2">All connections serviced in time?</text:p>
            </text:list-item>
            <text:list-item>
              <text:p text:style-name="P2">Performance impact on the controller,switches and API when under load of multple users.</text:p>
            </text:list-item>
          </text:list>
        </text:list-item>
        <text:list-item>
          <text:p text:style-name="P2">Graceful client handling.</text:p>
          <text:list>
            <text:list-item>
              <text:p text:style-name="P2">Support fast and slow users of the api,without affecting the performance of the fast ones.</text:p>
            </text:list-item>
            <text:list-item>
              <text:p text:style-name="P2">Support for ungraceful disconnection of clients</text:p>
            </text:list-item>
          </text:list>
        </text:list-item>
        <text:list-item>
          <text:p text:style-name="P2">Support of ungraceful degradation of controller/switches.</text:p>
        </text:list-item>
        <text:list-item>
          <text:p text:style-name="P2">Has a call to get current switch topology.</text:p>
        </text:list-item>
      </text:list>
      <text:p text:style-name="Standard"/>
      <text:p text:style-name="Standard"/>
      <text:p text:style-name="Standard">Test harness</text:p>
      <text:p text:style-name="Standard">Most of these tests can be done without access to specialized hardware, the exception are the QoS settings as they are hardware dependent. All the non-QoS test can be scriptable and testing automated.</text:p>
      <text:p text:style-name="Standard"/>
      <text:p text:style-name="Standard"/>
      <text:p text:style-name="Standard"/>
      <text:p text:style-name="Standard"><text:soft-page-break/></text:p>
      <text:p text:style-name="Standard"/>
      <text:h text:style-name="Heading_20_4" text:outline-level="4">Test of OE-SS under no errors (Backend)</text:h>
      <text:p text:style-name="Standard"/>
      <text:list xml:id="list1712573806" text:style-name="L3">
        <text:list-header>
          <text:p text:style-name="P3"/>
        </text:list-header>
        <text:list-item>
          <text:p text:style-name="P3">Can create a a two point vlan</text:p>
          <text:list>
            <text:list-item>
              <text:p text:style-name="P3">same vlan tag externaly</text:p>
            </text:list-item>
            <text:list-item>
              <text:p text:style-name="P3">tag translation</text:p>
            </text:list-item>
            <text:list-item>
              <text:p text:style-name="P3">QinQ (if Possible)</text:p>
            </text:list-item>
          </text:list>
        </text:list-item>
        <text:list-item>
          <text:p text:style-name="P3">Can create a multipoint vlan</text:p>
          <text:list>
            <text:list-item>
              <text:p text:style-name="P3">same vlan externally</text:p>
            </text:list-item>
            <text:list-item>
              <text:p text:style-name="P3">tag translation</text:p>
            </text:list-item>
            <text:list-item>
              <text:p text:style-name="P3">all QinQ</text:p>
            </text:list-item>
          </text:list>
        </text:list-item>
        <text:list-item>
          <text:p text:style-name="P3"><text:s/>single external IDC (stage 2)</text:p>
          <text:list>
            <text:list-item>
              <text:p text:style-name="P3">two point vlan with external idc</text:p>
            </text:list-item>
            <text:list-item>
              <text:p text:style-name="P3">multipoint vlan with extternal idc</text:p>
            </text:list-item>
          </text:list>
        </text:list-item>
        <text:list-item>
          <text:p text:style-name="P3">multiple external IDC</text:p>
          <text:list>
            <text:list-item>
              <text:p text:style-name="P3">two point vlan with external idc (network path)</text:p>
            </text:list-item>
            <text:list-item>
              <text:p text:style-name="P3">multipoing vlan with internal and external drops</text:p>
            </text:list-item>
            <text:list-item>
              <text:p text:style-name="P3">mutipoint vlan to three external idc</text:p>
            </text:list-item>
          </text:list>
        </text:list-item>
        <text:list-item>
          <text:p text:style-name="P3">Accounting data generation</text:p>
        </text:list-item>
      </text:list>
      <text:p text:style-name="Standard"/>
      <text:p text:style-name="Standard">All of these are system tests as they report the interaction of the software and hardware components. The testing of the system can be automated, with the interactions being: the OE-SS API, the test endpoints the controller/switch API. </text:p>
      <text:p text:style-name="Standard"/>
      <text:h text:style-name="Heading_20_4" text:outline-level="4">Test of NDDI under no errors (front end)</text:h>
      <text:p text:style-name="Standard"/>
      <text:p text:style-name="Standard">Same as back-end and in addition:</text:p>
      <text:list xml:id="list699754124" text:style-name="L4">
        <text:list-item>
          <text:p text:style-name="P4">Scheduding</text:p>
        </text:list-item>
        <text:list-item>
          <text:p text:style-name="P4">creation of backup paths</text:p>
        </text:list-item>
        <text:list-item>
          <text:p text:style-name="P4">Accounting(?) </text:p>
        </text:list-item>
      </text:list>
      <text:p text:style-name="Standard"/>
      <text:p text:style-name="Standard"/>
      <text:p text:style-name="Standard"/>
      <text:h text:style-name="Heading_20_4" text:outline-level="4">Test of Failure OE-SS under failure:</text:h>
      <text:p text:style-name="Standard"/>
      <text:p text:style-name="Standard">These are system tests, which could be scriptable by using glimmerglass equipment to simlate conection errors on the </text:p>
      <text:p text:style-name="Standard"/>
      <text:p text:style-name="Standard">Test of controller failure</text:p>
      <text:list xml:id="list397325827" text:style-name="L5">
        <text:list-item>
          <text:p text:style-name="P5">behavior on primrary/backup unplanned shutdown</text:p>
        </text:list-item>
        <text:list-item>
          <text:p text:style-name="P5">Effect of degraded network communications.</text:p>
        </text:list-item>
        <text:list-item>
          <text:p text:style-name="P5">Bahavior on failure on conectivity between switch an one of the two controllers</text:p>
        </text:list-item>
        <text:list-item>
          <text:p text:style-name="P5">behavior on management network conectivity on muliple swithces</text:p>
        </text:list-item>
      </text:list>
      <text:p text:style-name="Standard"><text:soft-page-break/></text:p>
      <text:p text:style-name="Standard">Test of APP behavior</text:p>
      <text:list xml:id="list1199575198" text:style-name="L6">
        <text:list-item>
          <text:p text:style-name="P6">behavior on primary/backup contoller planned shutdown</text:p>
        </text:list-item>
        <text:list-item>
          <text:p text:style-name="P6">behavior on primrary/backup unplanned shutdown</text:p>
        </text:list-item>
        <text:list-item>
          <text:p text:style-name="P6">behavior communication failure between primary and secondary (split brain).</text:p>
        </text:list-item>
        <text:list-item>
          <text:p text:style-name="P6">Effect of degraded network communications.</text:p>
        </text:list-item>
        <text:list-item>
          <text:p text:style-name="P6">Bahavior on failure on conectivity between switch an one of the two controllers</text:p>
        </text:list-item>
        <text:list-item>
          <text:p text:style-name="P6">behavior on management network conectivity on muliple swithces</text:p>
        </text:list-item>
      </text:list>
      <text:p text:style-name="Standard"/>
      <text:p text:style-name="Standard">Test of non-management network failures</text:p>
      <text:list xml:id="list1255233410" text:style-name="L7">
        <text:list-item>
          <text:p text:style-name="P7">detection of network failures</text:p>
        </text:list-item>
        <text:list-item>
          <text:p text:style-name="P7">backup path restoration</text:p>
          <text:list>
            <text:list-item>
              <text:p text:style-name="P7">primary path recovery</text:p>
            </text:list-item>
          </text:list>
        </text:list-item>
        <text:list-item>
          <text:p text:style-name="P7">automatic path restoration</text:p>
          <text:list>
            <text:list-item>
              <text:p text:style-name="P7">primary path recovery</text:p>
            </text:list-item>
          </text:list>
        </text:list-item>
      </text:list>
      <text:p text:style-name="Standard"/>
      <text:p text:style-name="Standard"/>
      <text:p text:style-name="Standard"/>
      <text:p text:style-name="Standard"/>
      <text:h text:style-name="Heading_20_2" text:outline-level="2">Test Environment</text:h>
      <text:p text:style-name="Standard"/>
      <text:p text:style-name="Standard">It would be extremely useful to do as close as possible of a full system test before the system is deployed on the field. The following is a logical diagram for full system test. In the picture the purple boxes are the controller/API/Fronteed system, the green boxes represent test PCs and the blue boxes openflow switches.</text:p>
      <text:p text:style-name="Standard"/>
      <text:p text:style-name="Standard"><draw:g text:anchor-type="as-char" svg:y="-0.9138in" draw:z-index="0" draw:style-name="gr1"><draw:rect draw:style-name="gr2" draw:text-style-name="P10" xml:id="id4" draw:id="id4" svg:width="0.8051in" svg:height="0.2713in" svg:x="4.0244in" svg:y="2.6465in"><text:p text:style-name="P9"><text:span text:style-name="T1">OF SW</text:span></text:p></draw:rect><draw:rect draw:style-name="gr2" draw:text-style-name="P10" xml:id="id1" draw:id="id1" svg:width="0.8043in" svg:height="0.2705in" svg:x="2.6161in" svg:y="1.9717in"><text:p text:style-name="P9"><text:span text:style-name="T1">OF SW</text:span></text:p></draw:rect><draw:rect draw:style-name="gr2" draw:text-style-name="P10" xml:id="id2" draw:id="id2" svg:width="0.8043in" svg:height="0.2705in" svg:x="2.6161in" svg:y="3.322in"><text:p text:style-name="P9"><text:span text:style-name="T1">OF SW</text:span></text:p></draw:rect><draw:rect draw:style-name="gr2" draw:text-style-name="P10" xml:id="id3" draw:id="id3" svg:width="0.8051in" svg:height="0.2713in" svg:x="1.2071in" svg:y="2.6465in"><text:p text:style-name="P9"><text:span text:style-name="T1">OF SW</text:span></text:p></draw:rect><draw:connector draw:style-name="gr3" draw:text-style-name="P10" draw:type="line" svg:x1="3.0181in" svg:y1="2.2417in" svg:x2="3.0181in" svg:y2="3.322in" draw:start-shape="id1" draw:start-glue-point="2" draw:end-shape="id2" draw:end-glue-point="0" svg:d="m7666 3373v2744"><text:p/></draw:connector><draw:connector draw:style-name="gr4" draw:text-style-name="P10" draw:type="line" svg:x1="1.6091in" svg:y1="2.9173in" svg:x2="2.6161in" svg:y2="3.4567in" draw:start-shape="id3" draw:start-glue-point="2" draw:end-shape="id2" draw:end-glue-point="3" svg:d="m4087 5089 2558 1370"><text:p/></draw:connector><draw:connector draw:style-name="gr4" draw:text-style-name="P10" draw:type="line" svg:x1="3.4201in" svg:y1="3.4567in" svg:x2="4.4264in" svg:y2="2.9173in" draw:start-shape="id2" draw:start-glue-point="1" draw:end-shape="id4" draw:end-glue-point="2" svg:d="m8687 6459 2556-1370"><text:p/></draw:connector><draw:connector draw:style-name="gr5" draw:text-style-name="P10" draw:type="line" svg:x1="1.6091in" svg:y1="2.6465in" svg:x2="2.6161in" svg:y2="2.1063in" draw:start-shape="id3" draw:start-glue-point="0" draw:end-shape="id1" draw:end-glue-point="3" svg:d="m4087 4401 2558-1372"><text:p/></draw:connector><draw:connector draw:style-name="gr4" draw:text-style-name="P10" draw:type="line" svg:x1="3.4201in" svg:y1="2.1063in" svg:x2="4.4264in" svg:y2="2.6465in" draw:start-shape="id1" draw:start-glue-point="1" draw:end-shape="id4" draw:end-glue-point="0" svg:d="m8687 3029 2556 1372"><text:p/></draw:connector><draw:rect draw:style-name="gr6" draw:text-style-name="P10" xml:id="id5" draw:id="id5" svg:width="0.8051in" svg:height="0.2713in" svg:x="0in" svg:y="2.6465in"><text:p text:style-name="P9"><text:span text:style-name="T1">PC1</text:span></text:p></draw:rect><draw:rect draw:style-name="gr6" draw:text-style-name="P10" xml:id="id8" draw:id="id8" svg:width="0.8043in" svg:height="0.2705in" svg:x="2.6161in" svg:y="1.5665in"><text:p text:style-name="P9"><text:span text:style-name="T1">PC2</text:span></text:p></draw:rect><draw:rect draw:style-name="gr6" draw:text-style-name="P10" xml:id="id6" draw:id="id6" svg:width="0.8043in" svg:height="0.2697in" svg:x="2.6161in" svg:y="3.728in"><text:p text:style-name="P9"><text:span text:style-name="T1">PC3</text:span></text:p></draw:rect><draw:rect draw:style-name="gr6" draw:text-style-name="P10" xml:id="id7" draw:id="id7" svg:width="0.8051in" svg:height="0.2713in" svg:x="5.2311in" svg:y="2.6465in"><text:p text:style-name="P9"><text:span text:style-name="T1">PC4</text:span></text:p></draw:rect><draw:connector draw:style-name="gr4" draw:text-style-name="P10" draw:type="line" svg:x1="0.8047in" svg:y1="2.7819in" svg:x2="1.2071in" svg:y2="2.7819in" draw:start-shape="id5" draw:start-glue-point="1" draw:end-shape="id3" draw:end-glue-point="3" svg:d="m2044 4745h1022"><text:p/></draw:connector><draw:connector draw:style-name="gr4" draw:text-style-name="P10" draw:type="line" svg:x1="3.0181in" svg:y1="3.5925in" svg:x2="3.0181in" svg:y2="3.728in" draw:start-shape="id2" draw:start-glue-point="2" draw:end-shape="id6" draw:end-glue-point="0" svg:d="m7666 6804v344"><text:p/></draw:connector><draw:connector draw:style-name="gr4" draw:text-style-name="P10" draw:type="line" svg:x1="4.8291in" svg:y1="2.7819in" svg:x2="5.2311in" svg:y2="2.7819in" draw:start-shape="id4" draw:start-glue-point="1" draw:end-shape="id7" draw:end-glue-point="3" svg:d="m12266 4745h1021"><text:p/></draw:connector><draw:connector draw:style-name="gr4" draw:text-style-name="P10" draw:type="line" svg:x1="3.0181in" svg:y1="1.8366in" svg:x2="3.0181in" svg:y2="1.9713in" draw:start-shape="id8" draw:start-glue-point="2" draw:end-shape="id1" draw:end-glue-point="0" svg:d="m7666 2344v342"><text:p/></draw:connector><draw:rect draw:style-name="gr7" draw:text-style-name="P10" xml:id="id9" draw:id="id9" svg:width="0.8051in" svg:height="0.2705in" svg:x="0.4311in" svg:y="0.8102in"><text:p text:style-name="P9"><text:span text:style-name="T1">Pri Ctrl</text:span></text:p></draw:rect><draw:rect draw:style-name="gr7" draw:text-style-name="P10" xml:id="id11" draw:id="id11" svg:width="0.8051in" svg:height="0.2705in" svg:x="4.8in" svg:y="0.8102in"><text:p text:style-name="P9"><text:span text:style-name="T1">Bk Crtl</text:span></text:p></draw:rect><draw:custom-shape draw:style-name="gr8" draw:text-style-name="P10" xml:id="id10" draw:id="id10" svg:width="2.1559in" svg:height="0.6488in" svg:x="1.9402in" svg:y="0.648in"><text:p text:style-name="P9"><text:span text:style-name="T1">Management 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3" draw:text-style-name="P10" draw:type="line" svg:x1="1.2362in" svg:y1="0.9453in" svg:x2="1.9402in" svg:y2="0.9724in" draw:start-shape="id9" draw:start-glue-point="1" draw:end-shape="id10" svg:d="m3140 80 1788 69"><text:p/></draw:connector><draw:connector draw:style-name="gr3" draw:text-style-name="P10" draw:type="line" svg:x1="4.0957in" svg:y1="0.9724in" svg:x2="4.8in" svg:y2="0.9453in" draw:start-shape="id10" draw:start-glue-point="1" draw:end-shape="id11" draw:end-glue-point="3" svg:d="m10403 149 1789-69"><text:p/></draw:connector><draw:rect draw:style-name="gr7" draw:text-style-name="P10" xml:id="id12" draw:id="id12" svg:width="0.8051in" svg:height="0.2705in" svg:x="2.5866in" svg:y="0in"><text:p text:style-name="P9"><text:span text:style-name="T1">Quorum</text:span></text:p></draw:rect><draw:connector draw:style-name="gr3" draw:text-style-name="P10" draw:type="line" svg:x1="2.989in" svg:y1="0.2705in" svg:x2="3.0181in" svg:y2="0.648in" draw:start-shape="id12" draw:start-glue-point="2" draw:end-shape="id10" draw:end-glue-point="0" svg:d="m7592-1635 74 959"><text:p/></draw:connector><draw:connector draw:style-name="gr3" draw:text-style-name="P10" draw:type="curve" svg:x1="1.6091in" svg:y1="2.6465in" svg:x2="1.9402in" svg:y2="0.972in" draw:start-shape="id3" draw:start-glue-point="0" draw:end-shape="id10" draw:end-glue-point="3" svg:d="m4087 4401c0-2836 280-4253 841-4253"><text:p/></draw:connector><draw:connector draw:style-name="gr3" draw:text-style-name="P10" draw:type="curve" svg:x1="2.6161in" svg:y1="2.1063in" svg:x2="1.9402in" svg:y2="0.972in" draw:start-shape="id1" draw:start-glue-point="3" draw:end-shape="id10" draw:end-glue-point="3" svg:d="m6645 3029c-3325 0-2468-2881-1717-2881"><text:p/></draw:connector><draw:connector draw:style-name="gr3" draw:text-style-name="P10" draw:type="curve" svg:x1="4.4264in" svg:y1="2.6465in" svg:x2="4.0957in" svg:y2="0.972in" draw:start-shape="id4" draw:start-glue-point="0" draw:end-shape="id10" draw:end-glue-point="1" svg:d="m11243 4401c0-2836-279-4253-840-4253"><text:p/></draw:connector><draw:connector draw:style-name="gr3" draw:text-style-name="P10" draw:type="curve" svg:x1="3.4201in" svg:y1="3.4567in" svg:x2="4.0957in" svg:y2="0.972in" draw:start-shape="id2" draw:start-glue-point="1" draw:end-shape="id10" draw:end-glue-point="1" svg:d="m8687 6459c3329 0 2470-6311 1716-6311"><text:p/></draw:connector></draw:g></text:p>
      <text:p text:style-name="Standard"><text:soft-page-break/></text:p>
      <text:p text:style-name="Standard">Another view would be:</text:p>
      <text:p text:style-name="Standard"><draw:g text:anchor-type="as-char" draw:z-index="1" draw:style-name="gr9"><draw:rect draw:style-name="gr2" draw:text-style-name="P10" xml:id="id23" draw:id="id23" svg:width="4.7504in" svg:height="0.5004in" svg:x="0.75in" svg:y="4.5in"><draw:glue-point draw:id="4" svg:x="-1.3465in" svg:y="-1.9685in"/><draw:glue-point draw:id="5" svg:x="-1.1394in" svg:y="-1.9685in"/><draw:glue-point draw:id="6" svg:x="0.3106in" svg:y="-1.9685in"/><draw:glue-point draw:id="7" svg:x="1.5539in" svg:y="-1.9685in"/><draw:glue-point draw:id="8" svg:x="1.7614in" svg:y="-1.9685in"/><text:p text:style-name="P9"><text:span text:style-name="T1">Infrastructure Switch</text:span></text:p></draw:rect><draw:rect draw:style-name="gr2" draw:text-style-name="P10" xml:id="id14" draw:id="id14" svg:width="1.2504in" svg:height="0.5004in" svg:x="0.75in" svg:y="3.5in"><draw:glue-point draw:id="4" svg:x="1.1815in" svg:y="1.9685in"/><text:p text:style-name="P9"><text:span text:style-name="T1">OF-SW1</text:span></text:p></draw:rect><draw:rect draw:style-name="gr2" draw:text-style-name="P10" xml:id="id16" draw:id="id16" svg:width="1.2504in" svg:height="0.5004in" svg:x="2.5in" svg:y="3.5in"><draw:glue-point draw:id="4" svg:x="1.1815in" svg:y="1.9685in"/><text:p text:style-name="P9"><text:span text:style-name="T1">OF-SW2</text:span></text:p></draw:rect><draw:rect draw:style-name="gr2" draw:text-style-name="P10" xml:id="id13" draw:id="id13" svg:width="1.2504in" svg:height="0.5004in" svg:x="0.75in" svg:y="2.5in"><text:p text:style-name="P9"><text:span text:style-name="T1">PC1</text:span></text:p></draw:rect><draw:rect draw:style-name="gr2" draw:text-style-name="P10" xml:id="id19" draw:id="id19" svg:width="5.7504in" svg:height="0.5004in" svg:x="0in" svg:y="1.5in"><draw:glue-point draw:id="4" svg:x="-1.6102in" svg:y="1.9685in"/><draw:glue-point draw:id="5" svg:x="-1.1122in" svg:y="1.9685in"/><draw:glue-point draw:id="6" svg:x="-0.5366in" svg:y="1.9685in"/><draw:glue-point draw:id="7" svg:x="0.0854in" svg:y="1.9685in"/><draw:glue-point draw:id="8" svg:x="0.7157in" svg:y="1.9685in"/><draw:glue-point draw:id="9" svg:x="1.2839in" svg:y="1.9685in"/><draw:glue-point draw:id="10" svg:x="-0.9409in" svg:y="-1.9685in"/><draw:glue-point draw:id="11" svg:x="0.2567in" svg:y="-1.9685in"/><draw:glue-point draw:id="12" svg:x="1.4547in" svg:y="-1.9685in"/><text:p text:style-name="P9"><text:span text:style-name="T1">Management Switch</text:span></text:p></draw:rect><draw:rect draw:style-name="gr2" draw:text-style-name="P10" xml:id="id15" draw:id="id15" svg:width="1.2504in" svg:height="0.5004in" svg:x="2.5in" svg:y="2.5in"><text:p text:style-name="P9"><text:span text:style-name="T1">PC2</text:span></text:p></draw:rect><draw:rect draw:style-name="gr2" draw:text-style-name="P10" xml:id="id18" draw:id="id18" svg:width="1.2504in" svg:height="0.5004in" svg:x="4.25in" svg:y="3.5in"><draw:glue-point draw:id="4" svg:x="1.1815in" svg:y="1.9685in"/><text:p text:style-name="P9"><text:span text:style-name="T1">OF-SW3</text:span></text:p></draw:rect><draw:rect draw:style-name="gr2" draw:text-style-name="P10" xml:id="id17" draw:id="id17" svg:width="1.2504in" svg:height="0.5004in" svg:x="4.25in" svg:y="2.5in"><text:p text:style-name="P9"><text:span text:style-name="T1">PC3</text:span></text:p></draw:rect><draw:rect draw:style-name="gr2" draw:text-style-name="P10" xml:id="id20" draw:id="id20" svg:width="1.2504in" svg:height="0.7504in" svg:x="0.75in" svg:y="0in"><text:p text:style-name="P9"><text:span text:style-name="T1">Primary</text:span></text:p><text:p text:style-name="P9"><text:span text:style-name="T1">App+ Ctrl</text:span></text:p></draw:rect><draw:rect draw:style-name="gr2" draw:text-style-name="P10" xml:id="id21" draw:id="id21" svg:width="1.2504in" svg:height="0.7504in" svg:x="2.5in" svg:y="0in"><text:p text:style-name="P9"><text:span text:style-name="T1">Backup</text:span></text:p><text:p text:style-name="P9"><text:span text:style-name="T1">App+Ctrl</text:span></text:p></draw:rect><draw:connector draw:style-name="gr3" draw:text-style-name="P10" svg:x1="1.3752in" svg:y1="3in" svg:x2="1.3752in" svg:y2="3.5in" draw:start-shape="id13" draw:start-glue-point="2" draw:end-shape="id14" draw:end-glue-point="0" svg:d="m3493 1270v1270"><text:p/></draw:connector><draw:connector draw:style-name="gr3" draw:text-style-name="P10" svg:x1="3.1252in" svg:y1="3in" svg:x2="3.1252in" svg:y2="3.5in" draw:start-shape="id15" draw:start-glue-point="2" draw:end-shape="id16" draw:end-glue-point="0" svg:d="m7938 1270v1270"><text:p/></draw:connector><draw:connector draw:style-name="gr3" draw:text-style-name="P10" svg:x1="4.8752in" svg:y1="3in" svg:x2="4.8752in" svg:y2="3.5in" draw:start-shape="id17" draw:start-glue-point="2" draw:end-shape="id18" draw:end-glue-point="0" svg:d="m12383 1270v1270"><text:p/></draw:connector><draw:connector draw:style-name="gr3" draw:text-style-name="P10" svg:x1="0.5236in" svg:y1="2.0004in" svg:x2="0.75in" svg:y2="3.75in" draw:start-shape="id19" draw:start-glue-point="4" draw:end-shape="id14" draw:end-glue-point="3" svg:d="m1330-1270v4445h575"><text:p/></draw:connector><draw:connector draw:style-name="gr3" draw:text-style-name="P10" svg:x1="1.2508in" svg:y1="2.0004in" svg:x2="1.3752in" svg:y2="2.5in" draw:start-shape="id19" draw:start-glue-point="5" draw:end-shape="id13" draw:end-glue-point="0" svg:d="m3177-1270v635h316v635"><text:p/></draw:connector><draw:connector draw:style-name="gr3" draw:text-style-name="P10" svg:x1="2.5in" svg:y1="3.75in" svg:x2="2.0917in" svg:y2="2.0004in" draw:start-shape="id16" draw:start-glue-point="3" draw:end-shape="id19" draw:end-glue-point="6" svg:d="m6350 3175h-1037v-4445"><text:p/></draw:connector><draw:connector draw:style-name="gr3" draw:text-style-name="P10" svg:x1="3.9201in" svg:y1="2.0004in" svg:x2="4.25in" svg:y2="3.75in" draw:start-shape="id19" draw:start-glue-point="8" draw:end-shape="id18" draw:end-glue-point="3" svg:d="m9957-1270v4445h838"><text:p/></draw:connector><draw:connector draw:style-name="gr3" draw:text-style-name="P10" svg:x1="2.9992in" svg:y1="2.0004in" svg:x2="3.1252in" svg:y2="2.5in" draw:start-shape="id19" draw:start-glue-point="7" draw:end-shape="id15" draw:end-glue-point="0" svg:d="m7618-1270v635h320v635"><text:p/></draw:connector><draw:connector draw:style-name="gr3" draw:text-style-name="P10" svg:x1="4.75in" svg:y1="2.0004in" svg:x2="4.8752in" svg:y2="2.5in" draw:start-shape="id19" draw:start-glue-point="9" draw:end-shape="id17" draw:end-glue-point="0" svg:d="m12065-1270v635h318v635"><text:p/></draw:connector><draw:rect draw:style-name="gr2" draw:text-style-name="P10" xml:id="id22" draw:id="id22" svg:width="1.2504in" svg:height="0.7504in" svg:x="4.25in" svg:y="0in"><text:p text:style-name="P9"><text:span text:style-name="T1">Quorum </text:span></text:p><text:p text:style-name="P9"><text:span text:style-name="T1">Node</text:span></text:p></draw:rect><draw:connector draw:style-name="gr3" draw:text-style-name="P10" svg:x1="1.3752in" svg:y1="0.7504in" svg:x2="1.5016in" svg:y2="1.5004in" draw:start-shape="id20" draw:start-glue-point="2" draw:end-shape="id19" draw:end-glue-point="10" svg:d="m3493-4445v952h321v953"><text:p/></draw:connector><draw:connector draw:style-name="gr3" draw:text-style-name="P10" svg:x1="3.1252in" svg:y1="0.7504in" svg:x2="3.2492in" svg:y2="1.5004in" draw:start-shape="id21" draw:start-glue-point="2" draw:end-shape="id19" draw:end-glue-point="11" svg:d="m7938-4445v952h315v953"><text:p/></draw:connector><draw:connector draw:style-name="gr3" draw:text-style-name="P10" svg:x1="4.8752in" svg:y1="0.7504in" svg:x2="4.9992in" svg:y2="1.5004in" draw:start-shape="id22" draw:start-glue-point="2" draw:end-shape="id19" draw:end-glue-point="12" svg:d="m12383-4445v952h315v953"><text:p/></draw:connector><draw:connector draw:style-name="gr3" draw:text-style-name="P10" svg:x1="1.3752in" svg:y1="4in" svg:x2="1.5008in" svg:y2="4.5in" draw:start-shape="id14" draw:end-shape="id23" draw:end-glue-point="4" svg:d="m3493 3810v635h319v635"><text:p/></draw:connector><draw:connector draw:style-name="gr3" draw:text-style-name="P10" svg:x1="1.75in" svg:y1="4in" svg:x2="1.7508in" svg:y2="4.5in" draw:start-shape="id14" draw:start-glue-point="4" draw:end-shape="id23" draw:end-glue-point="5" svg:d="m4445 3810v635h2v635"><text:p/></draw:connector><draw:connector draw:style-name="gr3" draw:text-style-name="P10" svg:x1="3.5in" svg:y1="4in" svg:x2="3.4992in" svg:y2="4.5in" draw:start-shape="id16" draw:start-glue-point="4" draw:end-shape="id23" draw:end-glue-point="6" svg:d="m8890 3810v635h-2v635"><text:p/></draw:connector><draw:connector draw:style-name="gr3" draw:text-style-name="P10" svg:x1="5.25in" svg:y1="4in" svg:x2="5.25in" svg:y2="4.5in" draw:start-shape="id18" draw:start-glue-point="4" draw:end-shape="id23" draw:end-glue-point="8" svg:d="m13335 3810v1270"><text:p/></draw:connector><draw:connector draw:style-name="gr3" draw:text-style-name="P10" svg:x1="4.9992in" svg:y1="4.5in" svg:x2="4.8752in" svg:y2="4in" draw:start-shape="id23" draw:start-glue-point="7" draw:end-shape="id18" svg:d="m12698 5080v-635h-315v-635"><text:p/></draw:connector><draw:connector draw:style-name="gr3" draw:text-style-name="P10" svg:x1="3.1252in" svg:y1="4in" svg:x2="3.1252in" svg:y2="4.5in" draw:start-shape="id16" draw:start-glue-point="2" draw:end-shape="id23" svg:d="m7938 3810v1270"><text:p/></draw:connector></draw:g></text:p>
      <text:p text:style-name="Standard"/>
      <text:p text:style-name="Standard"/>
      <text:p text:style-name="Standard">Each of the test PCs, must have a direct connection to at least one switch. Furthermore, each of the test PC should have a 10GB interface to the switch (This is for the case of using the pronto switch).</text:p>
      <text:p text:style-name="Standard"/>
      <text:p text:style-name="Standard">I can see several options to do this (in order or preference).</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Number</text:p>
            </table:table-cell>
            <table:table-cell table:style-name="Table1.A1" office:value-type="string">
              <text:p text:style-name="Table_20_Heading">Option</text:p>
            </table:table-cell>
            <table:table-cell table:style-name="Table1.A1" office:value-type="string">
              <text:p text:style-name="Table_20_Heading">Possible Now</text:p>
            </table:table-cell>
            <table:table-cell table:style-name="Table1.A1" office:value-type="string">
              <text:p text:style-name="Table_20_Heading">Number of HW PC</text:p>
            </table:table-cell>
            <table:table-cell table:style-name="Table1.E1" office:value-type="string">
              <text:p text:style-name="Table_20_Heading">Price (US$)</text:p>
            </table:table-cell>
          </table:table-row>
        </table:table-header-rows>
        <table:table-row>
          <table:table-cell table:style-name="Table1.A2" office:value-type="string">
            <text:p text:style-name="Table_20_Contents">1</text:p>
          </table:table-cell>
          <table:table-cell table:style-name="Table1.A2" office:value-type="string">
            <text:p text:style-name="Table_20_Contents">Single PC to virtualize all</text:p>
          </table:table-cell>
          <table:table-cell table:style-name="Table1.A2" office:value-type="string">
            <text:p text:style-name="Table_20_Contents">NO</text:p>
          </table:table-cell>
          <table:table-cell table:style-name="Table1.A2" office:value-type="string">
            <text:p text:style-name="Table_20_Contents">1</text:p>
          </table:table-cell>
          <table:table-cell table:style-name="Table1.E2" office:value-type="string">
            <text:p text:style-name="Table_20_Contents">4628.00<text:note text:id="ftn1" text:note-class="footnote"><text:note-citation>1</text:note-citation><text:note-body><text:p text:style-name="Footnote">For a DELL 510 with two dual 10GB cars and 12GB of RAM. No optics are included on the price. We could by the cards/optics from other network and probably drop about US$ 500 from the price.</text:p></text:note-body></text:note> + optics</text:p>
          </table:table-cell>
        </table:table-row>
        <table:table-row>
          <table:table-cell table:style-name="Table1.A2" office:value-type="string">
            <text:p text:style-name="Table_20_Contents">2</text:p>
          </table:table-cell>
          <table:table-cell table:style-name="Table1.A2" office:value-type="string">
            <text:p text:style-name="Table_20_Contents">Termination PC in duples and controller ina </text:p>
          </table:table-cell>
          <table:table-cell table:style-name="Table1.A2" office:value-type="string">
            <text:p text:style-name="Table_20_Contents">Yes<text:note text:id="ftn2" text:note-class="footnote"><text:note-citation>2</text:note-citation><text:note-body><text:p text:style-name="Footnote">Currently we have two machines one with 2 10GB cards and one with 10GB cards. However: there are only two optics, the cards are from NLR, the PC are not redundant (no raid) and the PC are out of warranty.</text:p></text:note-body></text:note></text:p>
          </table:table-cell>
          <table:table-cell table:style-name="Table1.A2" office:value-type="string">
            <text:p text:style-name="Table_20_Contents">3</text:p>
          </table:table-cell>
          <table:table-cell table:style-name="Table1.E2" office:value-type="string">
            <text:p text:style-name="Table_20_Contents">(+900?)</text:p>
          </table:table-cell>
        </table:table-row>
        <table:table-row>
          <table:table-cell table:style-name="Table1.A2" office:value-type="string">
            <text:p text:style-name="Table_20_Contents">3</text:p>
          </table:table-cell>
          <table:table-cell table:style-name="Table1.A2" office:value-type="string">
            <text:p text:style-name="Table_20_Contents">Real hardware for each</text:p>
          </table:table-cell>
          <table:table-cell table:style-name="Table1.A2" office:value-type="string">
            <text:p text:style-name="Table_20_Contents">Maybe</text:p>
          </table:table-cell>
          <table:table-cell table:style-name="Table1.A2" office:value-type="string">
            <text:p text:style-name="Table_20_Contents">5(4)</text:p>
          </table:table-cell>
          <table:table-cell table:style-name="Table1.E2" office:value-type="string">
            <text:p text:style-name="Table_20_Contents"/>
          </table:table-cell>
        </table:table-row>
        <table:table-row>
          <table:table-cell table:style-name="Table1.A2" office:value-type="string">
            <text:p text:style-name="Table_20_Contents">4</text:p>
          </table:table-cell>
          <table:table-cell table:style-name="Table1.A2" office:value-type="string">
            <text:p text:style-name="Table_20_Contents">Real Hardware for each component.</text:p>
          </table:table-cell>
          <table:table-cell table:style-name="Table1.A2" office:value-type="string">
            <text:p text:style-name="Table_20_Contents">Maybe</text:p>
          </table:table-cell>
          <table:table-cell table:style-name="Table1.A2" office:value-type="string">
            <text:p text:style-name="Table_20_Contents">7</text:p>
          </table:table-cell>
          <table:table-cell table:style-name="Table1.E2" office:value-type="string">
            <text:p text:style-name="Table_20_Contents"/>
          </table:table-cell>
        </table:table-row>
      </table:table>
      <text:p text:style-name="Standard"/>
      <text:p text:style-name="Standard"><text:soft-page-break/>The reason of the for prefering option 1 is that the other options are not long term options as the hardware has been borrowed from other networks and is mostly out of warrranty. Once there are no switches on the testlab, it would be beneficial to have some way to test the system using software switches, a single PC with four nics for the testing would be sufficient.</text:p>
      <text:p text:style-name="Standard"/>
      <text:p text:style-name="Standard"/>
      <text:h text:style-name="Heading_20_4" text:outline-level="4">Short term</text:h>
      <text:p text:style-name="Standard">This is what we can do now with the current hardware available. This assumes we will be using the IBM switches. </text:p>
      <text:p text:style-name="Standard">For the test PC, we can continue using nddi-test1 and nddi-test2(or another box with a 10GB card). NDDI-test1 can be reconfigured to have four(4) copper gig interface cards (three connected to the switch, one for management) and one 10GB fiber card. <text:s/>The primary limitations of NDDI-test1 for virtualization is the amount of memory, followed by its lack of redundancy. We will use NEC Switches (both of them)</text:p>
      <text:p text:style-name="Standard"/>
      <text:p text:style-name="Standard">The mapping of PC to devices will be:</text:p>
      <table:table table:name="Table2" table:style-name="Table2">
        <table:table-column table:style-name="Table2.A"/>
        <table:table-column table:style-name="Table2.B"/>
        <table:table-header-rows>
          <table:table-row>
            <table:table-cell table:style-name="Table2.A1" office:value-type="string">
              <text:p text:style-name="Table_20_Heading">Device in diagram</text:p>
            </table:table-cell>
            <table:table-cell table:style-name="Table2.B1" office:value-type="string">
              <text:p text:style-name="Table_20_Heading">Hardware Device</text:p>
            </table:table-cell>
          </table:table-row>
        </table:table-header-rows>
        <table:table-row>
          <table:table-cell table:style-name="Table2.A2" office:value-type="string">
            <text:p text:style-name="Table_20_Contents">Pri Crtl</text:p>
          </table:table-cell>
          <table:table-cell table:style-name="Table2.B2" office:value-type="string">
            <text:p text:style-name="Table_20_Contents">Nddi-test1 (host OS)</text:p>
          </table:table-cell>
        </table:table-row>
        <table:table-row>
          <table:table-cell table:style-name="Table2.A2" office:value-type="string">
            <text:p text:style-name="Table_20_Contents">PC1</text:p>
          </table:table-cell>
          <table:table-cell table:style-name="Table2.B2" office:value-type="string">
            <text:p text:style-name="Table_20_Contents">Nddi-test1 (vm), using 10G</text:p>
          </table:table-cell>
        </table:table-row>
        <table:table-row>
          <table:table-cell table:style-name="Table2.A2" office:value-type="string">
            <text:p text:style-name="Table_20_Contents">PC2</text:p>
          </table:table-cell>
          <table:table-cell table:style-name="Table2.B2" office:value-type="string">
            <text:p text:style-name="Table_20_Contents">Nddi-test1 (vm)</text:p>
          </table:table-cell>
        </table:table-row>
        <table:table-row>
          <table:table-cell table:style-name="Table2.A2" office:value-type="string">
            <text:p text:style-name="Table_20_Contents">PC3</text:p>
          </table:table-cell>
          <table:table-cell table:style-name="Table2.B2" office:value-type="string">
            <text:p text:style-name="Table_20_Contents">Nddi-test1(vm)</text:p>
          </table:table-cell>
        </table:table-row>
        <table:table-row>
          <table:table-cell table:style-name="Table2.A2" office:value-type="string">
            <text:p text:style-name="Table_20_Contents">Bk Crtl</text:p>
          </table:table-cell>
          <table:table-cell table:style-name="Table2.B2" office:value-type="string">
            <text:p text:style-name="Table_20_Contents">Nddi-test2 (vm)</text:p>
          </table:table-cell>
        </table:table-row>
        <table:table-row>
          <table:table-cell table:style-name="Table2.A2" office:value-type="string">
            <text:p text:style-name="Table_20_Contents">Quorum</text:p>
          </table:table-cell>
          <table:table-cell table:style-name="Table2.B2" office:value-type="string">
            <text:p text:style-name="Table_20_Contents">Nddi-test2(vm)</text:p>
          </table:table-cell>
        </table:table-row>
        <table:table-row>
          <table:table-cell table:style-name="Table2.A2" office:value-type="string">
            <text:p text:style-name="Table_20_Contents">PC4</text:p>
          </table:table-cell>
          <table:table-cell table:style-name="Table2.B2" office:value-type="string">
            <text:p text:style-name="Table_20_Contents">Nddi-test2(vm)</text:p>
          </table:table-cell>
        </table:table-row>
        <table:table-row>
          <table:table-cell table:style-name="Table2.A2" office:value-type="string">
            <text:p text:style-name="Table_20_Contents">OF-SW1</text:p>
          </table:table-cell>
          <table:table-cell table:style-name="Table2.B2" office:value-type="string">
            <text:p text:style-name="Table_20_Contents">NEC Switch1</text:p>
          </table:table-cell>
        </table:table-row>
        <table:table-row>
          <table:table-cell table:style-name="Table2.A2" office:value-type="string">
            <text:p text:style-name="Table_20_Contents">OF-SW2</text:p>
          </table:table-cell>
          <table:table-cell table:style-name="Table2.B2" office:value-type="string">
            <text:p text:style-name="Table_20_Contents">NEC Switch2</text:p>
          </table:table-cell>
        </table:table-row>
        <table:table-row>
          <table:table-cell table:style-name="Table2.A2" office:value-type="string">
            <text:p text:style-name="Table_20_Contents">OF-SW3</text:p>
          </table:table-cell>
          <table:table-cell table:style-name="Table2.B2" office:value-type="string">
            <text:p text:style-name="Table_20_Contents">Not mapped, pc connection mapped to pc3</text:p>
          </table:table-cell>
        </table:table-row>
        <table:table-row>
          <table:table-cell table:style-name="Table2.A2" office:value-type="string">
            <text:p text:style-name="Table_20_Contents">OF-SW4</text:p>
          </table:table-cell>
          <table:table-cell table:style-name="Table2.B2" office:value-type="string">
            <text:p text:style-name="Table_20_Contents">Pronto switch(?)</text:p>
          </table:table-cell>
        </table:table-row>
      </table:table>
      <text:p text:style-name="Standard"/>
      <text:p text:style-name="Standard">This setup will allow us to test most of the setup without backup path and multiple location multi-path. </text:p>
      <text:p text:style-name="Standard"/>
      <text:h text:style-name="Heading_20_4" text:outline-level="4">Long term </text:h>
      <text:p text:style-name="Standard"/>
      <text:p text:style-name="Standard">We need to have at least three switches for the complete testing of the failover and backup plans. I think at least 2 PC are needed.</text:p>
      <text:p text:style-name="Standard">PC 1.a → host for all the controller setup including the quorum</text:p>
      <text:p text:style-name="Standard">PC 1.b<text:tab/>→ host for the load PC</text:p>
      <text:p text:style-name="Standard">PC 2<text:tab/>→ host to simulate the switches (when there are no switches on the lab). </text:p>
      <text:p text:style-name="Standard"/>
      <text:p text:style-name="Standard">Requirements:</text:p>
      <text:p text:style-name="Standard">PC1a → at least 5GB of ram (1 for host, 512 for quorum, 1.5G for each controller), harware <text:soft-page-break/>virtualization (ie at least a dell 410).</text:p>
      <text:p text:style-name="Standard">PC 1b → at least 4GB <text:s/>(8B preferred) of RAM (512MB for each vm), hardware virtualization, (at least 2 10GB connections (4 preferred), at least 5 network interfaces total.</text:p>
      <text:p text:style-name="Standard">PC2 → at least 5 nic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9T09:09:01</meta:creation-date>
    <meta:editing-duration>PT3H56M27S</meta:editing-duration>
    <meta:editing-cycles>10</meta:editing-cycles>
    <meta:generator>LibreOffice/3.3$Unix LibreOffice_project/330m19$Build-202</meta:generator>
    <meta:initial-creator>Camilo Viecco</meta:initial-creator>
    <dc:date>2011-08-18T09:16:45</dc:date>
    <dc:creator>Camilo Viecco</dc:creator>
    <meta:document-statistic meta:table-count="2" meta:image-count="0" meta:object-count="0" meta:page-count="6" meta:paragraph-count="149" meta:word-count="1139" meta:character-count="6501"/>
  </office:meta>
</office:document-meta>
</file>

<file path=VersionList.xml><?xml version="1.0" encoding="utf-8"?>
<VL:version-list xmlns:dc="http://purl.org/dc/elements/1.1/" xmlns:VL="http://openoffice.org/2001/versions-list">
  <VL:version-entry VL:title="Version1" VL:comment="" VL:creator="Camilo Viecco" dc:date-time="2011-08-18T09:15:36"/>
</VL:version-list>
</file>